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0pt" style:font-size-asian="10pt" style:font-name-complex="Times New Roman1" style:font-size-complex="10pt"/>
    </style:style>
    <style:style style:name="P2" style:family="paragraph" style:parent-style-name="Standard">
      <style:paragraph-properties fo:line-height="200%" fo:text-align="justify" style:justify-single-word="false"/>
      <style:text-properties fo:color="#000000" style:font-name="Times New Roman" fo:font-size="10pt" style:font-size-asian="10pt" style:font-name-complex="Times New Roman1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0pt" style:font-size-asian="10pt" style:font-name-complex="Times New Roman1" style:font-size-complex="10pt"/>
    </style:style>
    <style:style style:name="P4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 style:master-page-name="Converted2">
      <style:paragraph-properties style:page-number="auto"/>
      <style:text-properties fo:color="#000000"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hematical modeling of the impact of vehicles on water-saturated soil</text:p>
      <text:p text:style-name="P1"/>
      <text:p text:style-name="P1"/>
      <text:p text:style-name="P1">Igor Ratnere, Ph.D.</text:p>
      <text:p text:style-name="P1"><text:s/></text:p>
      <text:p text:style-name="P3"/>
      <text:p text:style-name="P2">Dear Editors-in-Chief, </text:p>
      <text:p text:style-name="P2">please find the enclosed manuscript "Mathematical modeling of the impact of vehicles on water-saturated soil" which we are submitting for exclusive consideration for publication in Computers &amp; Geosciences. We confirm that the submission follows all the requirements and includes all the items of the submission checklist.</text:p>
      <text:p text:style-name="P2">The manuscript concerns environmental and soil science and contains elements of computational methods, computer graphics and visualization. </text:p>
      <text:p text:style-name="P2">Although the work is based on our master's thesis and Ph.D. dissertation, completed back in 1992-1993, we believe that its results have not lost their relevance.</text:p>
      <text:p text:style-name="P2">The developed software (Turbo Pascal, total size 0.4 MB!) still runs on a modern computer inside DOSBox application. Finite element method execution, which used to take a significant amount of time on Intel, now takes seconds.</text:p>
      <text:p text:style-name="P2">We provide the source codes in a public repository with details listed in the section "Code availability".</text:p>
      <text:p text:style-name="P2">Thanks for your consideration.</text:p>
      <text:p text:style-name="P2"/>
      <text:p text:style-name="P2">Sincerely,</text:p>
      <text:p text:style-name="P2">Igor Ratnere, Ph.D.</text:p>
      <text:p text:style-name="P2">Lawrence Berkeley National Laboratory</text:p>
      <text:p text:style-name="P2">Berkeley, CA UNITED STATES </text:p>
      <text:p text:style-name="P2">igorratn@yaho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6-11T14:05:00</meta:creation-date>
    <dc:date>2021-06-27T17:49:46</dc:date>
    <dc:creator>Igor Ratnere</dc:creator>
    <meta:editing-duration>P1DT3H15M7S</meta:editing-duration>
    <meta:editing-cycles>9</meta:editing-cycles>
    <meta:generator>OpenOffice/4.1.10$Unix OpenOffice.org_project/4110m2$Build-9807</meta:generator>
    <meta:document-statistic meta:table-count="0" meta:image-count="0" meta:object-count="0" meta:page-count="1" meta:paragraph-count="15" meta:word-count="174" meta:character-count="1209"/>
  </office:meta>
</office:document-meta>
</file>